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6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category_id</text:p>
          </table:table-cell>
        </table:table-row>
        <table:table-row table:style-name="ro2">
          <table:table-cell office:value-type="string" calcext:value-type="string">
            <text:p>Ролл "Томато"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Лосось, снежный краб, вяленые томаты, авокадо, сыр, микс соусов, кунжут, 6 шт.</text:p>
          </table:table-cell>
          <table:table-cell office:value-type="string" calcext:value-type="string">
            <text:p>dish1.jpg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Паста Карбонара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Бекон, Лук репчатый, Сливки, Спагетти, Сыр пармезан, Черный перец, Чеснок</text:p>
          </table:table-cell>
          <table:table-cell office:value-type="string" calcext:value-type="string">
            <text:p>dish2.jpe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Ролл "Трюфельный"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Лакедра, лосось, трюфельный сыр, авокадо, трюфельная паста, соус «Спайс», тобико, перец, кунжут, зеленый лук , 6 шт.</text:p>
          </table:table-cell>
          <table:table-cell office:value-type="string" calcext:value-type="string">
            <text:p>dish3.jpeg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Шаверма с цыпленком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Капуста китайская, Куриная грудка, Лаваш армянский, Огурцы, Помидоры, Соус сливочный, Соус Черный перец</text:p>
          </table:table-cell>
          <table:table-cell office:value-type="string" calcext:value-type="string">
            <text:p>dish4.jpeg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Паста Три мяса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Бекон, Курица, Лук репчатый, Свинина, Сливки, Спагетти, Сыр пармезан, Чеснок</text:p>
          </table:table-cell>
          <table:table-cell office:value-type="string" calcext:value-type="string">
            <text:p>dish5.jpe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Грин Карри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Курица, креветки, зеленый карри, кокосовое молоко, шампиньоны, брокколи, цукини</text:p>
          </table:table-cell>
          <table:table-cell office:value-type="string" calcext:value-type="string">
            <text:p>dish6.jpe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Ролл "Игай"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Лосось, мидии, огурец, перец гриль, зеленый лук, 6 шт.</text:p>
          </table:table-cell>
          <table:table-cell office:value-type="string" calcext:value-type="string">
            <text:p>dish7.jp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уши "Желтохвост спайс"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Спайси хамачи</text:p>
          </table:table-cell>
          <table:table-cell office:value-type="string" calcext:value-type="string">
            <text:p>dish8.jp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Ролл "Курай"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Лосось, угорь, сыр, кунжут и острый соус, 6 шт.</text:p>
          </table:table-cell>
          <table:table-cell office:value-type="string" calcext:value-type="string">
            <text:p>dish9.jp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ицца Маргарита классическая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Базилик, Моцарелла, Помидоры, Томатный пицца-соус</text:p>
          </table:table-cell>
          <table:table-cell office:value-type="string" calcext:value-type="string">
            <text:p>dish10.jpeg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Бургер Бродвей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Булочка с кунжутом белая, Говядина, Огурцы маринованные, Помидоры, Салат Айсберг, Соус барбекю, Соус сливочный, Сыр Чеддер</text:p>
          </table:table-cell>
          <table:table-cell office:value-type="string" calcext:value-type="string">
            <text:p>dish11.jpeg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Паста с баклажанами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Спагетти, баклажаны, пармезан, перец чили, чеснок, томатный соус, специи, зелень, базилик.</text:p>
          </table:table-cell>
          <table:table-cell office:value-type="string" calcext:value-type="string">
            <text:p>dish12.jpe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Спагетти с морепродуктами, запечённые в пергаменте по-лигурийски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Спагетти, салатные мидии, филе кальмара, тигровые креветки, лук порей, помидоры черри, чеснок, базилик, соус песто, кедровые орешки, пармезан.</text:p>
          </table:table-cell>
          <table:table-cell office:value-type="string" calcext:value-type="string">
            <text:p>dish13.jpe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ицца Карбонара классическая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Бекон, Моцарелла, Соус сливочный, Сыр пармезан</text:p>
          </table:table-cell>
          <table:table-cell office:value-type="string" calcext:value-type="string">
            <text:p>dish14.jpeg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Пицца Барбекю классическая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Колбаски охотничьи, Курица, Моцарелла, Соус барбекю, Томатный пицца-соус, укроп</text:p>
          </table:table-cell>
          <table:table-cell office:value-type="string" calcext:value-type="string">
            <text:p>dish15.jpeg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Паста с рагу из индейки и шпинатом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Спагетти, индейка, сливки, шампиньоны, лук репчатый, пармезан, шпинат, чеснок.</text:p>
          </table:table-cell>
          <table:table-cell office:value-type="string" calcext:value-type="string">
            <text:p>dish16.jpe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Буррито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Капуста китайская, Курица, Лук красный, Моцарелла, Перец болгарский, Помидоры, Рис, Соус мексиканский, Тортилья, Фасоль красная</text:p>
          </table:table-cell>
          <table:table-cell office:value-type="string" calcext:value-type="string">
            <text:p>dish17.jpeg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Бургер Гранд Каньон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Булочка белая, Капуста китайская, Куриная грудка, Огурцы маринованные, Помидоры, Соус барбекю, Соус сливочный, Сыр Чеддер</text:p>
          </table:table-cell>
          <table:table-cell office:value-type="string" calcext:value-type="string">
            <text:p>dish18.jpeg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Овощной салат с цыпленком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Куриное филе, огурцы , помидоры, полба, пармезан, соус Цезарь, зелень, кинза, базилик, яйцо.</text:p>
          </table:table-cell>
          <table:table-cell office:value-type="string" calcext:value-type="string">
            <text:p>dish19.jpeg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Фреш-ролл с курицей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Капуста китайская, Курица, Огурцы, Помидоры, Соус Тар-тар, Сыр пармезан, Тортилья</text:p>
          </table:table-cell>
          <table:table-cell office:value-type="string" calcext:value-type="string">
            <text:p>dish20.jpe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Харчо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Говядина, лук репчатый, томатная паста, чеснок, рис, кинза, специи, зелень</text:p>
          </table:table-cell>
          <table:table-cell office:value-type="string" calcext:value-type="string">
            <text:p>dish21.jpeg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Пицца Деревенская классическая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Бекон, Грибы шампиньоны, Лук красный, Моцарелла, Свинина, Томатный пицца-соус, укроп</text:p>
          </table:table-cell>
          <table:table-cell office:value-type="string" calcext:value-type="string">
            <text:p>dish22.jpeg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Ролл Такаши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Угорь, огурец, чукка, рис, сливочный сыр, авокадо, кунжут, спайси соус, унаги соус.</text:p>
          </table:table-cell>
          <table:table-cell office:value-type="string" calcext:value-type="string">
            <text:p>dish23.jpeg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Рис с овощами, свининой и шампиньонами с соусом удон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Рис, морковь, цукини, перец болгарский, китайская капуста, шампиньоны, свинина, кунжут, соус удон</text:p>
          </table:table-cell>
          <table:table-cell office:value-type="string" calcext:value-type="string">
            <text:p>dish24.jpeg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Пицца Четыре сыра классическая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Моцарелла, Сливочный пицца-соус, Сыр Дор Блю, Сыр пармезан, Сыр Чеддер</text:p>
          </table:table-cell>
          <table:table-cell office:value-type="string" calcext:value-type="string">
            <text:p>dish25.jpeg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1:00:41.499310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0:59:07.332141018</meta:creation-date>
    <dc:date>2022-03-26T10:59:56.303513935</dc:date>
    <meta:editing-duration>PT49S</meta:editing-duration>
    <meta:editing-cycles>1</meta:editing-cycles>
    <meta:generator>LibreOffice/6.4.7.2$Linux_X86_64 LibreOffice_project/40$Build-2</meta:generator>
    <meta:document-statistic meta:table-count="1" meta:cell-count="130" meta:object-count="0"/>
  </office:meta>
</office:document-meta>
</file>